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column table:style-name="co3" table:number-columns-repeated="7" table:default-cell-style-name="ce2"/>
        <table:table-column table:style-name="co3" table:default-cell-style-name="ce3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5" table:default-cell-style-name="ce2"/>
        <table:table-row table:style-name="ro1">
          <table:table-cell table:style-name="Default" table:number-columns-repeated="18"/>
        </table:table-row>
        <table:table-row table:style-name="ro1">
          <table:table-cell table:style-name="ce1" office:value-type="string" calcext:value-type="string" table:number-columns-spanned="18" table:number-rows-spanned="1">
            <text:p>WINDOW SIZE = 1</text:p>
          </table:table-cell>
          <table:covered-table-cell table:style-name="ce1"/>
          <table:covered-table-cell table:style-name="ce2"/>
          <table:covered-table-cell table:number-columns-repeated="7"/>
          <table:covered-table-cell table:style-name="ce2"/>
          <table:covered-table-cell table:number-columns-repeated="7"/>
        </table:table-row>
        <table:table-row table:style-name="ro1">
          <table:table-cell table:style-name="ce1" table:number-columns-spanned="1" table:number-rows-spanned="5"/>
          <table:table-cell table:style-name="ce1" office:value-type="string" calcext:value-type="string" table:number-columns-spanned="9" table:number-rows-spanned="1">
            <text:p>ONE VS ONE</text:p>
          </table:table-cell>
          <table:covered-table-cell table:number-columns-repeated="8"/>
          <table:table-cell table:style-name="ce1" office:value-type="string" calcext:value-type="string" table:number-columns-spanned="8" table:number-rows-spanned="1">
            <text:p>ENTITY</text:p>
          </table:table-cell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9" table:number-rows-spanned="1">
            <text:p>Confusion Matrix</text:p>
          </table:table-cell>
          <table:covered-table-cell table:number-columns-repeated="8"/>
          <table:table-cell table:style-name="ce1" office:value-type="string" calcext:value-type="string" table:number-columns-spanned="8" table:number-rows-spanned="1">
            <text:p>Confusion Matrix</text:p>
          </table:table-cell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9" table:number-rows-spanned="1">
            <text:p>Predicted</text:p>
          </table:table-cell>
          <table:covered-table-cell table:number-columns-repeated="8"/>
          <table:table-cell table:style-name="ce1" office:value-type="string" calcext:value-type="string" table:number-columns-spanned="8" table:number-rows-spanned="1">
            <text:p>Predicted</text:p>
          </table:table-cell>
          <table:covered-table-cell table:number-columns-repeated="7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5" office:value-type="string" calcext:value-type="string" table:number-columns-spanned="1" table:number-rows-spanned="2">
            <text:p>Recall</text:p>
          </table:table-cell>
          <table:table-cell table:style-name="ce5" office:value-type="string" calcext:value-type="string" table:number-columns-spanned="3" table:number-rows-spanned="1">
            <text:p>MultiClass</text:p>
          </table:table-cell>
          <table:covered-table-cell table:number-columns-repeated="2" table:style-name="ce3"/>
          <table:table-cell table:style-name="ce5" office:value-type="string" calcext:value-type="string" table:number-columns-spanned="1" table:number-rows-spanned="2">
            <text:p>Recall</text:p>
          </table:table-cell>
          <table:table-cell table:style-name="ce5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5" office:value-type="string" calcext:value-type="string" table:number-columns-spanned="1" table:number-rows-spanned="2">
            <text:p>Recall</text:p>
          </table:table-cell>
          <table:table-cell table:style-name="ce5" office:value-type="string" calcext:value-type="string" table:number-columns-spanned="3" table:number-rows-spanned="1">
            <text:p>MultiClass</text:p>
          </table:table-cell>
          <table:covered-table-cell table:number-columns-repeated="2" table:style-name="ce3"/>
          <table:table-cell table:style-name="ce5" office:value-type="string" calcext:value-type="string" table:number-columns-spanned="1" table:number-rows-spanned="2">
            <text:p>Recall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covered-table-cell table:style-name="ce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covered-table-cell table:style-name="ce3"/>
          <table:table-cell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E</text:p>
          </table:table-cell>
          <table:covered-table-cell table:style-name="ce3"/>
        </table:table-row>
        <table:table-row table:style-name="ro1">
          <table:table-cell table:style-name="ce1" office:value-type="string" calcext:value-type="string" table:number-columns-spanned="1" table:number-rows-spanned="3">
            <text:p>Real</text:p>
          </table:table-cell>
          <table:table-cell office:value-type="string" calcext:value-type="string">
            <text:p>B</text:p>
          </table:table-cell>
          <table:table-cell table:style-name="ce4" office:value-type="float" office:value="4136" calcext:value-type="float">
            <text:p>413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29" calcext:value-type="float">
            <text:p>129</text:p>
          </table:table-cell>
          <table:table-cell table:style-name="ce6" table:formula="of:=+[.C8]/(SUM([.C8:.E8]))" office:value-type="percentage" office:value="0.950586072167318" calcext:value-type="percentage">
            <text:p>95,059%</text:p>
          </table:table-cell>
          <table:table-cell table:style-name="ce4" office:value-type="float" office:value="4131" calcext:value-type="float">
            <text:p>4131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07" calcext:value-type="float">
            <text:p>107</text:p>
          </table:table-cell>
          <table:table-cell table:style-name="ce6" table:formula="of:=+[.G8]/(SUM([.G8:.I8]))" office:value-type="percentage" office:value="0.94943691105493" calcext:value-type="percentage">
            <text:p>94,944%</text:p>
          </table:table-cell>
          <table:table-cell table:style-name="ce7" table:number-columns-spanned="8" table:number-rows-spanned="1"/>
          <table:covered-table-cell table:number-columns-repeated="7" table:style-name="ce4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1572" calcext:value-type="float">
            <text:p>1572</text:p>
          </table:table-cell>
          <table:table-cell table:style-name="ce4" office:value-type="float" office:value="934" calcext:value-type="float">
            <text:p>934</text:p>
          </table:table-cell>
          <table:table-cell table:style-name="ce6" table:formula="of:=+[.C9]/(SUM([.C9:.E9]))" office:value-type="percentage" office:value="0.220771144278607" calcext:value-type="percentage">
            <text:p>22,077%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1857" calcext:value-type="float">
            <text:p>1857</text:p>
          </table:table-cell>
          <table:table-cell table:style-name="ce4" office:value-type="float" office:value="602" calcext:value-type="float">
            <text:p>602</text:p>
          </table:table-cell>
          <table:table-cell table:style-name="ce6" table:formula="of:=+[.G9]/(SUM([.G9:.I9]))" office:value-type="percentage" office:value="0.235385572139303" calcext:value-type="percentage">
            <text:p>23,539%</text:p>
          </table:table-cell>
          <table:table-cell office:value-type="string" calcext:value-type="string">
            <text:p>E</text:p>
          </table:table-cell>
          <table:table-cell table:style-name="ce4" office:value-type="float" office:value="2852" calcext:value-type="float">
            <text:p>2852</text:p>
          </table:table-cell>
          <table:table-cell table:style-name="ce4" office:value-type="float" office:value="1499" calcext:value-type="float">
            <text:p>1499</text:p>
          </table:table-cell>
          <table:table-cell table:style-name="ce6" table:formula="of:=+[.L9]/([.L9]+[.M9])" office:value-type="percentage" office:value="0.65548149850609" calcext:value-type="percentage">
            <text:p>65,548%</text:p>
          </table:table-cell>
          <table:table-cell table:style-name="ce3" office:value-type="string" calcext:value-type="string">
            <text:p>E</text:p>
          </table:table-cell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1625" calcext:value-type="float">
            <text:p>1625</text:p>
          </table:table-cell>
          <table:table-cell table:style-name="ce6" table:formula="of:=+[.P9]/([.P9]+[.Q9])" office:value-type="percentage" office:value="0.626522638473914" calcext:value-type="percentage">
            <text:p>62,652%</text:p>
          </table:table-cell>
        </table:table-row>
        <table:table-row table:style-name="ro1">
          <table:covered-table-cell/>
          <table:table-cell office:value-type="string" calcext:value-type="string">
            <text:p>O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43055" calcext:value-type="float">
            <text:p>43055</text:p>
          </table:table-cell>
          <table:table-cell table:style-name="ce6" table:formula="of:=+[.C10]/(SUM([.C10:.E10]))" office:value-type="percentage" office:value="0.0253990651732957" calcext:value-type="percentage">
            <text:p>2,540%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6338" calcext:value-type="float">
            <text:p>6338</text:p>
          </table:table-cell>
          <table:table-cell table:style-name="ce4" office:value-type="float" office:value="37133" calcext:value-type="float">
            <text:p>37133</text:p>
          </table:table-cell>
          <table:table-cell table:style-name="ce6" table:formula="of:=+[.G10]/(SUM([.G10:.I10]))" office:value-type="percentage" office:value="0.0415601023017903" calcext:value-type="percentage">
            <text:p>4,156%</text:p>
          </table:table-cell>
          <table:table-cell office:value-type="string" calcext:value-type="string">
            <text:p>NE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float" office:value="43055" calcext:value-type="float">
            <text:p>43055</text:p>
          </table:table-cell>
          <table:table-cell table:style-name="ce6" table:formula="of:=+[.M10]/([.L10]+[.M10])" office:value-type="percentage" office:value="0.949268013052297" calcext:value-type="percentage">
            <text:p>94,927%</text:p>
          </table:table-cell>
          <table:table-cell table:style-name="ce3" office:value-type="string" calcext:value-type="string">
            <text:p>NE</text:p>
          </table:table-cell>
          <table:table-cell table:style-name="ce4" office:value-type="float" office:value="8223" calcext:value-type="float">
            <text:p>8223</text:p>
          </table:table-cell>
          <table:table-cell table:style-name="ce4" office:value-type="float" office:value="37133" calcext:value-type="float">
            <text:p>37133</text:p>
          </table:table-cell>
          <table:table-cell table:style-name="ce6" table:formula="of:=+[.Q10]/([.P10]+[.Q10])" office:value-type="percentage" office:value="0.818700943645824" calcext:value-type="percentage">
            <text:p>81,870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4"/>
          <table:table-cell table:style-name="ce6" table:formula="of:=+[.C8]/(SUM([.C8:.C10]))" office:value-type="percentage" office:value="0.689563187729243" calcext:value-type="percentage">
            <text:p>68,956%</text:p>
          </table:table-cell>
          <table:table-cell table:style-name="ce6" table:formula="of:=+[.D9]/(SUM([.D8:.D10]))" office:value-type="percentage" office:value="0.560028500178126" calcext:value-type="percentage">
            <text:p>56,003%</text:p>
          </table:table-cell>
          <table:table-cell table:style-name="ce6" table:formula="of:=+[.E10]/(SUM([.E8:.E10]))" office:value-type="percentage" office:value="0.975905526089125" calcext:value-type="percentage">
            <text:p>97,591%</text:p>
          </table:table-cell>
          <table:table-cell table:style-name="ce6" table:formula="of:=+([.E10]+[.D9]+[.C8])/SUM([.C8:.E10])" office:value-type="percentage" office:value="0.921395234586097" calcext:value-type="percentage">
            <text:p>92,140%</text:p>
          </table:table-cell>
          <table:table-cell table:style-name="ce6" table:formula="of:=+[.G8]/(SUM([.G8:.G10]))" office:value-type="percentage" office:value="0.609921748117525" calcext:value-type="percentage">
            <text:p>60,992%</text:p>
          </table:table-cell>
          <table:table-cell table:style-name="ce6" table:formula="of:=+[.H9]/(SUM([.H8:.H10]))" office:value-type="percentage" office:value="0.223519499277804" calcext:value-type="percentage">
            <text:p>22,352%</text:p>
          </table:table-cell>
          <table:table-cell table:style-name="ce6" table:formula="of:=+[.I10]/(SUM([.I8:.I10]))" office:value-type="percentage" office:value="0.981264203794725" calcext:value-type="percentage">
            <text:p>98,126%</text:p>
          </table:table-cell>
          <table:table-cell table:style-name="ce6" table:formula="of:=+([.I10]+[.H9]+[.G8])/SUM([.G8:.I10])" office:value-type="percentage" office:value="0.81478752149349" calcext:value-type="percentage">
            <text:p>81,479%</text:p>
          </table:table-cell>
          <table:table-cell office:value-type="string" calcext:value-type="string">
            <text:p>Precision</text:p>
          </table:table-cell>
          <table:table-cell table:style-name="ce6" table:formula="of:=+[.L9]/(SUM([.L9:.L10]))" office:value-type="percentage" office:value="0.553464001552494" calcext:value-type="percentage">
            <text:p>55,346%</text:p>
          </table:table-cell>
          <table:table-cell table:style-name="ce6" table:formula="of:=+[.M10]/(SUM([.M9:.M10]))" office:value-type="percentage" office:value="0.966355433855546" calcext:value-type="percentage">
            <text:p>96,636%</text:p>
          </table:table-cell>
          <table:table-cell table:style-name="ce6" table:formula="of:=+([.M10]+[.L9])/SUM([.L9:.M10])" office:value-type="percentage" office:value="0.923552014806768" calcext:value-type="percentage">
            <text:p>92,355%</text:p>
          </table:table-cell>
          <table:table-cell table:style-name="ce4"/>
          <table:table-cell table:style-name="ce6" table:formula="of:=+[.P9]/(SUM([.P9:.P10]))" office:value-type="percentage" office:value="0.248972508904923" calcext:value-type="percentage">
            <text:p>24,897%</text:p>
          </table:table-cell>
          <table:table-cell table:style-name="ce6" table:formula="of:=+[.Q10]/(SUM([.Q9:.Q10]))" office:value-type="percentage" office:value="0.958073171990299" calcext:value-type="percentage">
            <text:p>95,807%</text:p>
          </table:table-cell>
          <table:table-cell table:style-name="ce6" table:formula="of:=+([.Q10]+[.P9])/SUM([.P9:.Q10])" office:value-type="percentage" office:value="0.801879011004486" calcext:value-type="percentage">
            <text:p>80,188%</text:p>
          </table:table-cell>
        </table:table-row>
        <table:table-row table:style-name="ro1">
          <table:table-cell table:style-name="ce1" office:value-type="string" calcext:value-type="string" table:number-columns-spanned="18" table:number-rows-spanned="1">
            <text:p>WINDOW SIZE = 3</text:p>
          </table:table-cell>
          <table:covered-table-cell table:style-name="ce1"/>
          <table:covered-table-cell table:style-name="ce2"/>
          <table:covered-table-cell table:number-columns-repeated="7"/>
          <table:covered-table-cell table:style-name="ce2"/>
          <table:covered-table-cell table:number-columns-repeated="7"/>
        </table:table-row>
        <table:table-row table:style-name="ro1">
          <table:table-cell table:style-name="ce1" table:number-columns-spanned="1" table:number-rows-spanned="5"/>
          <table:table-cell table:style-name="ce1" office:value-type="string" calcext:value-type="string" table:number-columns-spanned="9" table:number-rows-spanned="1">
            <text:p>ONE VS ONE</text:p>
          </table:table-cell>
          <table:covered-table-cell table:number-columns-repeated="8"/>
          <table:table-cell table:style-name="ce1" office:value-type="string" calcext:value-type="string" table:number-columns-spanned="8" table:number-rows-spanned="1">
            <text:p>ENTITY</text:p>
          </table:table-cell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9" table:number-rows-spanned="1">
            <text:p>Confusion Matrix</text:p>
          </table:table-cell>
          <table:covered-table-cell table:number-columns-repeated="8"/>
          <table:table-cell table:style-name="ce1" office:value-type="string" calcext:value-type="string" table:number-columns-spanned="8" table:number-rows-spanned="1">
            <text:p>Confusion Matrix</text:p>
          </table:table-cell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9" table:number-rows-spanned="1">
            <text:p>Predicted</text:p>
          </table:table-cell>
          <table:covered-table-cell table:number-columns-repeated="8"/>
          <table:table-cell table:style-name="ce1" office:value-type="string" calcext:value-type="string" table:number-columns-spanned="8" table:number-rows-spanned="1">
            <text:p>Predicted</text:p>
          </table:table-cell>
          <table:covered-table-cell table:number-columns-repeated="7"/>
        </table:table-row>
        <table:table-row table:style-name="ro1">
          <table:covered-table-cell/>
          <table:table-cell/>
          <table:table-cell table:style-name="ce5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5" office:value-type="string" calcext:value-type="string" table:number-columns-spanned="1" table:number-rows-spanned="2">
            <text:p>Recall</text:p>
          </table:table-cell>
          <table:table-cell table:style-name="ce5" office:value-type="string" calcext:value-type="string" table:number-columns-spanned="3" table:number-rows-spanned="1">
            <text:p>MultiClass</text:p>
          </table:table-cell>
          <table:covered-table-cell table:number-columns-repeated="2" table:style-name="ce3"/>
          <table:table-cell table:style-name="ce5" office:value-type="string" calcext:value-type="string" table:number-columns-spanned="1" table:number-rows-spanned="2">
            <text:p>Recall</text:p>
          </table:table-cell>
          <table:table-cell table:style-name="ce5" office:value-type="string" calcext:value-type="string" table:number-columns-spanned="3" table:number-rows-spanned="1">
            <text:p>Binary</text:p>
          </table:table-cell>
          <table:covered-table-cell table:number-columns-repeated="2" table:style-name="ce3"/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 table:number-columns-spanned="3" table:number-rows-spanned="1">
            <text:p>MultiClass</text:p>
          </table:table-cell>
          <table:covered-table-cell table:number-columns-repeated="2" table:style-name="ce3"/>
          <table:table-cell table:style-name="ce5" office:value-type="string" calcext:value-type="string">
            <text:p>Recall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covered-table-cell table:style-name="ce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covered-table-cell table:style-name="ce3"/>
          <table:table-cell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E</text:p>
          </table:table-cell>
          <table:table-cell table:style-name="ce3" table:number-columns-repeated="2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E</text:p>
          </table:table-cell>
          <table:table-cell table:style-name="ce3"/>
        </table:table-row>
        <table:table-row table:style-name="ro1">
          <table:table-cell table:style-name="ce1" office:value-type="string" calcext:value-type="string" table:number-columns-spanned="1" table:number-rows-spanned="3">
            <text:p>Real</text:p>
          </table:table-cell>
          <table:table-cell office:value-type="string" calcext:value-type="string">
            <text:p>B</text:p>
          </table:table-cell>
          <table:table-cell table:style-name="ce4" office:value-type="float" office:value="4128" calcext:value-type="float">
            <text:p>412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3" calcext:value-type="float">
            <text:p>183</text:p>
          </table:table-cell>
          <table:table-cell table:style-name="ce6" table:formula="of:=+[.C18]/(SUM([.C18:.E18]))" office:value-type="percentage" office:value="0.948747414387497" calcext:value-type="percentage">
            <text:p>94,875%</text:p>
          </table:table-cell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82" calcext:value-type="float">
            <text:p>182</text:p>
          </table:table-cell>
          <table:table-cell table:style-name="ce6" table:formula="of:=+[.G18]/(SUM([.G18:.I18]))" office:value-type="percentage" office:value="0.921857044357619" calcext:value-type="percentage">
            <text:p>92,186%</text:p>
          </table:table-cell>
          <table:table-cell table:style-name="ce7" table:number-columns-spanned="8" table:number-rows-spanned="1"/>
          <table:covered-table-cell table:number-columns-repeated="7" table:style-name="ce4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1569" calcext:value-type="float">
            <text:p>1569</text:p>
          </table:table-cell>
          <table:table-cell table:style-name="ce4" office:value-type="float" office:value="943" calcext:value-type="float">
            <text:p>943</text:p>
          </table:table-cell>
          <table:table-cell table:style-name="ce6" table:formula="of:=+[.C19]/(SUM([.C19:.E19]))" office:value-type="percentage" office:value="0.218905472636816" calcext:value-type="percentage">
            <text:p>21,891%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213" calcext:value-type="float">
            <text:p>2213</text:p>
          </table:table-cell>
          <table:table-cell table:style-name="ce4" office:value-type="float" office:value="686" calcext:value-type="float">
            <text:p>686</text:p>
          </table:table-cell>
          <table:table-cell table:style-name="ce6" table:formula="of:=+[.G19]/(SUM([.G19:.I19]))" office:value-type="percentage" office:value="0.0985696517412935" calcext:value-type="percentage">
            <text:p>9,857%</text:p>
          </table:table-cell>
          <table:table-cell office:value-type="string" calcext:value-type="string">
            <text:p>E</text:p>
          </table:table-cell>
          <table:table-cell table:style-name="ce4" office:value-type="float" office:value="2841" calcext:value-type="float">
            <text:p>2841</text:p>
          </table:table-cell>
          <table:table-cell table:style-name="ce4" office:value-type="float" office:value="1510" calcext:value-type="float">
            <text:p>1510</text:p>
          </table:table-cell>
          <table:table-cell table:style-name="ce6" table:formula="of:=+[.L19]/([.L19]+[.M19])" office:value-type="percentage" office:value="0.652953344058837" calcext:value-type="percentage">
            <text:p>65,295%</text:p>
          </table:table-cell>
          <table:table-cell table:style-name="ce3" office:value-type="string" calcext:value-type="string">
            <text:p>E</text:p>
          </table:table-cell>
          <table:table-cell table:style-name="ce4" office:value-type="float" office:value="2836" calcext:value-type="float">
            <text:p>2836</text:p>
          </table:table-cell>
          <table:table-cell table:style-name="ce4" office:value-type="float" office:value="1515" calcext:value-type="float">
            <text:p>1515</text:p>
          </table:table-cell>
          <table:table-cell table:style-name="ce6" table:formula="of:=+[.P19]/([.P19]+[.Q19])" office:value-type="percentage" office:value="0.651804182946449" calcext:value-type="percentage">
            <text:p>65,180%</text:p>
          </table:table-cell>
        </table:table-row>
        <table:table-row table:style-name="ro1">
          <table:covered-table-cell/>
          <table:table-cell office:value-type="string" calcext:value-type="string">
            <text:p>O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1076" calcext:value-type="float">
            <text:p>1076</text:p>
          </table:table-cell>
          <table:table-cell table:style-name="ce4" office:value-type="float" office:value="43208" calcext:value-type="float">
            <text:p>43208</text:p>
          </table:table-cell>
          <table:table-cell table:style-name="ce6" table:formula="of:=+[.C20]/(SUM([.C20:.E20]))" office:value-type="percentage" office:value="0.0236352412029279" calcext:value-type="percentage">
            <text:p>2,364%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598" calcext:value-type="float">
            <text:p>2598</text:p>
          </table:table-cell>
          <table:table-cell table:style-name="ce4" office:value-type="float" office:value="41158" calcext:value-type="float">
            <text:p>41158</text:p>
          </table:table-cell>
          <table:table-cell table:style-name="ce6" table:formula="of:=+[.G20]/(SUM([.G20:.I20]))" office:value-type="percentage" office:value="0.0352764794073551" calcext:value-type="percentage">
            <text:p>3,528%</text:p>
          </table:table-cell>
          <table:table-cell office:value-type="string" calcext:value-type="string">
            <text:p>NE</text:p>
          </table:table-cell>
          <table:table-cell table:style-name="ce4" office:value-type="float" office:value="2148" calcext:value-type="float">
            <text:p>2148</text:p>
          </table:table-cell>
          <table:table-cell table:style-name="ce4" office:value-type="float" office:value="43208" calcext:value-type="float">
            <text:p>43208</text:p>
          </table:table-cell>
          <table:table-cell table:style-name="ce6" table:formula="of:=+[.M20]/([.L20]+[.M20])" office:value-type="percentage" office:value="0.952641326395626" calcext:value-type="percentage">
            <text:p>95,264%</text:p>
          </table:table-cell>
          <table:table-cell table:style-name="ce3" office:value-type="string" calcext:value-type="string">
            <text:p>NE</text:p>
          </table:table-cell>
          <table:table-cell table:style-name="ce4" office:value-type="float" office:value="4198" calcext:value-type="float">
            <text:p>4198</text:p>
          </table:table-cell>
          <table:table-cell table:style-name="ce4" office:value-type="float" office:value="41158" calcext:value-type="float">
            <text:p>41158</text:p>
          </table:table-cell>
          <table:table-cell table:style-name="ce6" table:formula="of:=+[.Q20]/([.P20]+[.Q20])" office:value-type="percentage" office:value="0.907443337154952" calcext:value-type="percentage">
            <text:p>90,744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/>
          <table:table-cell table:style-name="ce6" table:formula="of:=+[.C18]/(SUM([.C18:.C20]))" office:value-type="percentage" office:value="0.699186991869919" calcext:value-type="percentage">
            <text:p>69,919%</text:p>
          </table:table-cell>
          <table:table-cell table:style-name="ce6" table:formula="of:=+[.D19]/(SUM([.D18:.D20]))" office:value-type="percentage" office:value="0.584357541899441" calcext:value-type="percentage">
            <text:p>58,436%</text:p>
          </table:table-cell>
          <table:table-cell table:style-name="ce6" table:formula="of:=+[.E20]/(SUM([.E18:.E20]))" office:value-type="percentage" office:value="0.974601885685929" calcext:value-type="percentage">
            <text:p>97,460%</text:p>
          </table:table-cell>
          <table:table-cell table:style-name="ce6" table:formula="of:=+([.E20]+[.D19]+[.C18])/SUM([.C18:.E20])" office:value-type="percentage" office:value="0.924078378020898" calcext:value-type="percentage">
            <text:p>92,408%</text:p>
          </table:table-cell>
          <table:table-cell table:style-name="ce6" table:formula="of:=+[.G18]/(SUM([.G18:.G20]))" office:value-type="percentage" office:value="0.676619433198381" calcext:value-type="percentage">
            <text:p>67,662%</text:p>
          </table:table-cell>
          <table:table-cell table:style-name="ce6" table:formula="of:=+[.H19]/(SUM([.H18:.H20]))" office:value-type="percentage" office:value="0.445361239686054" calcext:value-type="percentage">
            <text:p>44,536%</text:p>
          </table:table-cell>
          <table:table-cell table:style-name="ce6" table:formula="of:=+[.I20]/(SUM([.I18:.I20]))" office:value-type="percentage" office:value="0.979346119069148" calcext:value-type="percentage">
            <text:p>97,935%</text:p>
          </table:table-cell>
          <table:table-cell table:style-name="ce6" table:formula="of:=+([.I20]+[.H19]+[.G18])/SUM([.G18:.I20])" office:value-type="percentage" office:value="0.895300719913837" calcext:value-type="percentage">
            <text:p>89,530%</text:p>
          </table:table-cell>
          <table:table-cell office:value-type="string" calcext:value-type="string">
            <text:p>Precision</text:p>
          </table:table-cell>
          <table:table-cell table:style-name="ce6" table:formula="of:=+[.L19]/(SUM([.L19:.L20]))" office:value-type="percentage" office:value="0.569452796151533" calcext:value-type="percentage">
            <text:p>56,945%</text:p>
          </table:table-cell>
          <table:table-cell table:style-name="ce6" table:formula="of:=+[.M20]/(SUM([.M19:.M20]))" office:value-type="percentage" office:value="0.966232836888949" calcext:value-type="percentage">
            <text:p>96,623%</text:p>
          </table:table-cell>
          <table:table-cell table:style-name="ce6" table:formula="of:=+([.M20]+[.L19])/SUM([.L19:.M20])" office:value-type="percentage" office:value="0.926408755306094" calcext:value-type="percentage">
            <text:p>92,641%</text:p>
          </table:table-cell>
          <table:table-cell table:style-name="ce4"/>
          <table:table-cell table:style-name="ce6" table:formula="of:=+[.P19]/(SUM([.P19:.P20]))" office:value-type="percentage" office:value="0.403184532271823" calcext:value-type="percentage">
            <text:p>40,318%</text:p>
          </table:table-cell>
          <table:table-cell table:style-name="ce6" table:formula="of:=+[.Q20]/(SUM([.Q19:.Q20]))" office:value-type="percentage" office:value="0.964497457408666" calcext:value-type="percentage">
            <text:p>96,450%</text:p>
          </table:table-cell>
          <table:table-cell table:style-name="ce6" table:formula="of:=+([.Q20]+[.P19])/SUM([.P19:.Q20])" office:value-type="percentage" office:value="0.885066489629227" calcext:value-type="percentage">
            <text:p>88,507%</text:p>
          </table:table-cell>
        </table:table-row>
        <table:table-row table:style-name="ro1">
          <table:table-cell table:style-name="ce1" office:value-type="string" calcext:value-type="string" table:number-columns-spanned="18" table:number-rows-spanned="1">
            <text:p>WINDOW SIZE = 5</text:p>
          </table:table-cell>
          <table:covered-table-cell table:style-name="ce1"/>
          <table:covered-table-cell table:style-name="ce2"/>
          <table:covered-table-cell table:number-columns-repeated="7"/>
          <table:covered-table-cell table:style-name="ce2"/>
          <table:covered-table-cell table:number-columns-repeated="7"/>
        </table:table-row>
        <table:table-row table:style-name="ro1">
          <table:table-cell table:style-name="ce1" table:number-columns-spanned="1" table:number-rows-spanned="5"/>
          <table:table-cell table:style-name="ce1" office:value-type="string" calcext:value-type="string" table:number-columns-spanned="9" table:number-rows-spanned="1">
            <text:p>ONE VS ONE</text:p>
          </table:table-cell>
          <table:covered-table-cell table:number-columns-repeated="8"/>
          <table:table-cell table:style-name="ce1" office:value-type="string" calcext:value-type="string" table:number-columns-spanned="8" table:number-rows-spanned="1">
            <text:p>ENTITY</text:p>
          </table:table-cell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9" table:number-rows-spanned="1">
            <text:p>Confusion Matrix</text:p>
          </table:table-cell>
          <table:covered-table-cell table:number-columns-repeated="8"/>
          <table:table-cell table:style-name="ce1" office:value-type="string" calcext:value-type="string" table:number-columns-spanned="8" table:number-rows-spanned="1">
            <text:p>Confusion Matrix</text:p>
          </table:table-cell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9" table:number-rows-spanned="1">
            <text:p>Predicted</text:p>
          </table:table-cell>
          <table:covered-table-cell table:number-columns-repeated="8"/>
          <table:table-cell table:style-name="ce1" office:value-type="string" calcext:value-type="string" table:number-columns-spanned="8" table:number-rows-spanned="1">
            <text:p>Predicted</text:p>
          </table:table-cell>
          <table:covered-table-cell table:number-columns-repeated="7"/>
        </table:table-row>
        <table:table-row table:style-name="ro1">
          <table:covered-table-cell/>
          <table:table-cell table:style-name="ce2"/>
          <table:table-cell office:value-type="string" calcext:value-type="string" table:number-columns-spanned="3" table:number-rows-spanned="1">
            <text:p>Binary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Recall</text:p>
          </table:table-cell>
          <table:table-cell table:style-name="ce1" office:value-type="string" calcext:value-type="string" table:number-columns-spanned="3" table:number-rows-spanned="1">
            <text:p>MultiClass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Recall</text:p>
          </table:table-cell>
          <table:table-cell table:style-name="ce1" office:value-type="string" calcext:value-type="string" table:number-columns-spanned="3" table:number-rows-spanned="1">
            <text:p>Binary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Recall</text:p>
          </table:table-cell>
          <table:table-cell table:style-name="ce1" office:value-type="string" calcext:value-type="string" table:number-columns-spanned="3" table:number-rows-spanned="1">
            <text:p>MultiClass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Recall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covered-table-cell table:style-name="ce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covered-table-cell table:style-name="ce3"/>
          <table:table-cell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E</text:p>
          </table:table-cell>
          <table:covered-table-cell table:style-name="ce3"/>
        </table:table-row>
        <table:table-row table:style-name="ro1">
          <table:table-cell table:style-name="ce1" office:value-type="string" calcext:value-type="string" table:number-columns-spanned="1" table:number-rows-spanned="3">
            <text:p>Real</text:p>
          </table:table-cell>
          <table:table-cell office:value-type="string" calcext:value-type="string">
            <text:p>B</text:p>
          </table:table-cell>
          <table:table-cell table:style-name="ce4" office:value-type="float" office:value="4145" calcext:value-type="float">
            <text:p>414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23" calcext:value-type="float">
            <text:p>123</text:p>
          </table:table-cell>
          <table:table-cell table:style-name="ce6" table:formula="of:=+[.C28]/(SUM([.C28:.E28]))" office:value-type="percentage" office:value="0.952654562169616" calcext:value-type="percentage">
            <text:p>95,265%</text:p>
          </table:table-cell>
          <table:table-cell table:style-name="ce4" office:value-type="float" office:value="4066" calcext:value-type="float">
            <text:p>4066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74" calcext:value-type="float">
            <text:p>174</text:p>
          </table:table-cell>
          <table:table-cell table:style-name="ce6" table:formula="of:=+[.G28]/(SUM([.G28:.I28]))" office:value-type="percentage" office:value="0.934497816593886" calcext:value-type="percentage">
            <text:p>93,450%</text:p>
          </table:table-cell>
          <table:table-cell table:style-name="ce7" table:number-columns-spanned="8" table:number-rows-spanned="1"/>
          <table:covered-table-cell table:number-columns-repeated="7" table:style-name="ce4"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894" calcext:value-type="float">
            <text:p>894</text:p>
          </table:table-cell>
          <table:table-cell table:style-name="ce6" table:formula="of:=+[.C29]/(SUM([.C29:.E29]))" office:value-type="percentage" office:value="0.230099502487562" calcext:value-type="percentage">
            <text:p>23,010%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668" calcext:value-type="float">
            <text:p>668</text:p>
          </table:table-cell>
          <table:table-cell table:style-name="ce6" table:formula="of:=+[.G29]/(SUM([.G29:.I29]))" office:value-type="percentage" office:value="0.107587064676617" calcext:value-type="percentage">
            <text:p>10,759%</text:p>
          </table:table-cell>
          <table:table-cell office:value-type="string" calcext:value-type="string">
            <text:p>E</text:p>
          </table:table-cell>
          <table:table-cell table:style-name="ce4" office:value-type="float" office:value="2835" calcext:value-type="float">
            <text:p>2835</text:p>
          </table:table-cell>
          <table:table-cell table:style-name="ce4" office:value-type="float" office:value="1516" calcext:value-type="float">
            <text:p>1516</text:p>
          </table:table-cell>
          <table:table-cell table:style-name="ce6" table:formula="of:=+[.L29]/([.L29]+[.M29])" office:value-type="percentage" office:value="0.651574350723972" calcext:value-type="percentage">
            <text:p>65,157%</text:p>
          </table:table-cell>
          <table:table-cell table:style-name="ce3" office:value-type="string" calcext:value-type="string">
            <text:p>E</text:p>
          </table:table-cell>
          <table:table-cell table:style-name="ce4" office:value-type="float" office:value="2850" calcext:value-type="float">
            <text:p>2850</text:p>
          </table:table-cell>
          <table:table-cell table:style-name="ce4" office:value-type="float" office:value="1501" calcext:value-type="float">
            <text:p>1501</text:p>
          </table:table-cell>
          <table:table-cell table:style-name="ce6" table:formula="of:=+[.P29]/([.P29]+[.Q29])" office:value-type="percentage" office:value="0.655021834061135" calcext:value-type="percentage">
            <text:p>65,502%</text:p>
          </table:table-cell>
        </table:table-row>
        <table:table-row table:style-name="ro1">
          <table:covered-table-cell/>
          <table:table-cell office:value-type="string" calcext:value-type="string">
            <text:p>O</text:p>
          </table:table-cell>
          <table:table-cell table:style-name="ce4" office:value-type="float" office:value="1180" calcext:value-type="float">
            <text:p>118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office:value-type="float" office:value="43001" calcext:value-type="float">
            <text:p>43001</text:p>
          </table:table-cell>
          <table:table-cell table:style-name="ce6" table:formula="of:=+[.C30]/(SUM([.C30:.E30]))" office:value-type="percentage" office:value="0.0260164035629244" calcext:value-type="percentage">
            <text:p>2,602%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2584" calcext:value-type="float">
            <text:p>2584</text:p>
          </table:table-cell>
          <table:table-cell table:style-name="ce4" office:value-type="float" office:value="41654" calcext:value-type="float">
            <text:p>41654</text:p>
          </table:table-cell>
          <table:table-cell table:style-name="ce6" table:formula="of:=+[.G30]/(SUM([.G30:.I30]))" office:value-type="percentage" office:value="0.0246494399858894" calcext:value-type="percentage">
            <text:p>2,465%</text:p>
          </table:table-cell>
          <table:table-cell office:value-type="string" calcext:value-type="string">
            <text:p>NE</text:p>
          </table:table-cell>
          <table:table-cell table:style-name="ce4" office:value-type="float" office:value="2355" calcext:value-type="float">
            <text:p>2355</text:p>
          </table:table-cell>
          <table:table-cell table:style-name="ce4" office:value-type="float" office:value="43001" calcext:value-type="float">
            <text:p>43001</text:p>
          </table:table-cell>
          <table:table-cell table:style-name="ce6" table:formula="of:=+[.M30]/([.L30]+[.M30])" office:value-type="percentage" office:value="0.948077431872299" calcext:value-type="percentage">
            <text:p>94,808%</text:p>
          </table:table-cell>
          <table:table-cell table:style-name="ce3" office:value-type="string" calcext:value-type="string">
            <text:p>NE</text:p>
          </table:table-cell>
          <table:table-cell table:style-name="ce4" office:value-type="float" office:value="3702" calcext:value-type="float">
            <text:p>3702</text:p>
          </table:table-cell>
          <table:table-cell table:style-name="ce4" office:value-type="float" office:value="41654" calcext:value-type="float">
            <text:p>41654</text:p>
          </table:table-cell>
          <table:table-cell table:style-name="ce6" table:formula="of:=+[.Q30]/([.P30]+[.Q30])" office:value-type="percentage" office:value="0.918379045771232" calcext:value-type="percentage">
            <text:p>91,838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/>
          <table:table-cell table:style-name="ce6" table:formula="of:=+[.C28]/(SUM([.C28:.C30]))" office:value-type="percentage" office:value="0.683429513602638" calcext:value-type="percentage">
            <text:p>68,343%</text:p>
          </table:table-cell>
          <table:table-cell table:style-name="ce6" table:formula="of:=+[.D29]/(SUM([.D28:.D30]))" office:value-type="percentage" office:value="0.557042253521127" calcext:value-type="percentage">
            <text:p>55,704%</text:p>
          </table:table-cell>
          <table:table-cell table:style-name="ce6" table:formula="of:=+[.E30]/(SUM([.E28:.E30]))" office:value-type="percentage" office:value="0.976895815348267" calcext:value-type="percentage">
            <text:p>97,690%</text:p>
          </table:table-cell>
          <table:table-cell table:style-name="ce6" table:formula="of:=+([.E30]+[.D29]+[.C28])/SUM([.C28:.E30])" office:value-type="percentage" office:value="0.920733896415547" calcext:value-type="percentage">
            <text:p>92,073%</text:p>
          </table:table-cell>
          <table:table-cell table:style-name="ce6" table:formula="of:=+[.G28]/(SUM([.G28:.G30]))" office:value-type="percentage" office:value="0.735262206148282" calcext:value-type="percentage">
            <text:p>73,526%</text:p>
          </table:table-cell>
          <table:table-cell table:style-name="ce6" table:formula="of:=+[.H29]/(SUM([.H28:.H30]))" office:value-type="percentage" office:value="0.449663059015724" calcext:value-type="percentage">
            <text:p>44,966%</text:p>
          </table:table-cell>
          <table:table-cell table:style-name="ce6" table:formula="of:=+[.I30]/(SUM([.I28:.I30]))" office:value-type="percentage" office:value="0.980186370481928" calcext:value-type="percentage">
            <text:p>98,019%</text:p>
          </table:table-cell>
          <table:table-cell table:style-name="ce6" table:formula="of:=+([.I30]+[.H29]+[.G28])/SUM([.G28:.I30])" office:value-type="percentage" office:value="0.905504223116603" calcext:value-type="percentage">
            <text:p>90,550%</text:p>
          </table:table-cell>
          <table:table-cell office:value-type="string" calcext:value-type="string">
            <text:p>Precision</text:p>
          </table:table-cell>
          <table:table-cell table:style-name="ce6" table:formula="of:=+[.L29]/(SUM([.L29:.L30]))" office:value-type="percentage" office:value="0.546242774566474" calcext:value-type="percentage">
            <text:p>54,624%</text:p>
          </table:table-cell>
          <table:table-cell table:style-name="ce6" table:formula="of:=+[.M30]/(SUM([.M29:.M30]))" office:value-type="percentage" office:value="0.965945593818092" calcext:value-type="percentage">
            <text:p>96,595%</text:p>
          </table:table-cell>
          <table:table-cell table:style-name="ce6" table:formula="of:=+([.M30]+[.L29])/SUM([.L29:.M30])" office:value-type="percentage" office:value="0.922123644557105" calcext:value-type="percentage">
            <text:p>92,212%</text:p>
          </table:table-cell>
          <table:table-cell table:style-name="ce4"/>
          <table:table-cell table:style-name="ce6" table:formula="of:=+[.P29]/(SUM([.P29:.P30]))" office:value-type="percentage" office:value="0.434981684981685" calcext:value-type="percentage">
            <text:p>43,498%</text:p>
          </table:table-cell>
          <table:table-cell table:style-name="ce6" table:formula="of:=+[.Q30]/(SUM([.Q29:.Q30]))" office:value-type="percentage" office:value="0.965218398795041" calcext:value-type="percentage">
            <text:p>96,522%</text:p>
          </table:table-cell>
          <table:table-cell table:style-name="ce6" table:formula="of:=+([.Q30]+[.P29])/SUM([.P29:.Q30])" office:value-type="percentage" office:value="0.895326613957793" calcext:value-type="percentage">
            <text:p>89,53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5:53:53.730467256</meta:creation-date>
    <dc:date>2016-07-06T18:08:46.751921691</dc:date>
    <meta:editing-duration>PT1H59M35S</meta:editing-duration>
    <meta:editing-cycles>12</meta:editing-cycles>
    <meta:generator>LibreOffice/4.2.8.2$Linux_X86_64 LibreOffice_project/420m0$Build-2</meta:generator>
    <meta:document-statistic meta:table-count="1" meta:cell-count="255" meta:object-count="0"/>
  </office:meta>
</office:document-meta>
</file>